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91.74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45.1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List2">
      <style:table-properties table:display="true" style:writing-mode="lr-tb"/>
    </style:style>
    <style:style style:name="ta2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Normální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Normální_20_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Normální_20_3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Normální_20_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Normální_20_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Normální_20_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Normální_20_4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ální_20_4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Normální_20_4">
      <style:table-cell-properties fo:border-bottom="none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Normální_20_4">
      <style:table-cell-properties fo:background-color="#c4bd9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Normální_20_4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Normální_20_4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Normální_20_3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Normální_20_3" style:data-style-name="N111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Normální_20_4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Normální_20_4" style:data-style-name="N111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Normální_20_4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Normální_20_4" style:data-style-name="N111">
      <style:table-cell-properties fo:border-bottom="none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Normální_20_4" style:data-style-name="N111">
      <style:table-cell-properties fo:background-color="#c4bd9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Normální_20_4" style:data-style-name="N111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Normální_20_4" style:data-style-name="N111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Normální_20_4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Skála 75, Havlíčkův Brod 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Začátek expozice: 23.5.2019 <text:s text:c="2"/>12:00-14:45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konec expozice: 5.6.2019 <text:s text:c="2"/>10:45</text:p>
          </table:table-cell>
          <table:table-cell table:style-name="ce6" table:number-columns-repeated="3"/>
          <table:table-cell table:style-name="ce11"/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Název místnosti</text:p>
          </table:table-cell>
          <table:table-cell table:style-name="ce7" office:value-type="string" calcext:value-type="string">
            <text:p>Podlaží</text:p>
          </table:table-cell>
          <table:table-cell table:style-name="ce7" office:value-type="string" calcext:value-type="string">
            <text:p>Číslo ST</text:p>
          </table:table-cell>
          <table:table-cell table:style-name="ce7" office:value-type="string" calcext:value-type="string">
            <text:p>Číslo Labsys</text:p>
          </table:table-cell>
          <table:table-cell table:style-name="ce12" office:value-type="string" calcext:value-type="string">
            <text:p>Typ vyvíječe</text:p>
          </table:table-cell>
          <table:table-cell table:style-name="ce12" office:value-type="string" calcext:value-type="string">
            <text:p>Amount</text:p>
            <text:p>[ng/tube]</text:p>
          </table:table-cell>
          <table:table-cell table:style-name="ce37" office:value-type="string" calcext:value-type="string">
            <text:p>nejistota [ng/tube]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Sklep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87712" calcext:value-type="float">
            <text:p>287712</text:p>
          </table:table-cell>
          <table:table-cell table:style-name="ce8" office:value-type="string" calcext:value-type="string">
            <text:p>2047/2019</text:p>
          </table:table-cell>
          <table:table-cell table:style-name="ce13" office:value-type="string" calcext:value-type="string">
            <text:p>MCH</text:p>
          </table:table-cell>
          <table:table-cell table:style-name="ce25" office:value-type="float" office:value="30.76215" calcext:value-type="float">
            <text:p>30,8</text:p>
          </table:table-cell>
          <table:table-cell table:style-name="ce38" office:value-type="float" office:value="2.7685935" calcext:value-type="float">
            <text:p>2,8</text:p>
          </table:table-cell>
          <table:table-cell table:style-name="ce1"/>
          <table:table-cell table:formula="of:=AVERAGE([.G5];[.G11])" office:value-type="float" office:value="36.02102" calcext:value-type="float">
            <text:p>36,02102</text:p>
          </table:table-cell>
          <table:table-cell table:formula="of:=0.5*SQRT([.H5]^2+[.H11]^2)" office:value-type="float" office:value="2.31666503013385" calcext:value-type="float">
            <text:p>2,31666503013385</text:p>
          </table:table-cell>
          <table:table-cell office:value-type="string" calcext:value-type="string">
            <text:p>prumer sklep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4" office:value-type="string" calcext:value-type="string">
            <text:p>MDC</text:p>
          </table:table-cell>
          <table:table-cell table:style-name="ce26" office:value-type="float" office:value="29.50374" calcext:value-type="float">
            <text:p>29,5</text:p>
          </table:table-cell>
          <table:table-cell table:style-name="ce39" office:value-type="float" office:value="1.475187" calcext:value-type="float">
            <text:p>1,5</text:p>
          </table:table-cell>
          <table:table-cell table:style-name="ce1"/>
          <table:table-cell table:formula="of:=AVERAGE([.G6];[.G12])" office:value-type="float" office:value="34.496647624" calcext:value-type="float">
            <text:p>34,496647624</text:p>
          </table:table-cell>
          <table:table-cell table:formula="of:=0.5*SQRT([.H6]^2+[.H12]^2)" office:value-type="float" office:value="1.23234929293414" calcext:value-type="float">
            <text:p>1,23234929293414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4" office:value-type="string" calcext:value-type="string">
            <text:p>TMH</text:p>
          </table:table-cell>
          <table:table-cell table:style-name="ce27" office:value-type="float" office:value="46.91988" calcext:value-type="float">
            <text:p>46,9</text:p>
          </table:table-cell>
          <table:table-cell table:style-name="ce39" office:value-type="float" office:value="9.8531748" calcext:value-type="float">
            <text:p>9,9</text:p>
          </table:table-cell>
          <table:table-cell table:style-name="ce1"/>
          <table:table-cell table:formula="of:=AVERAGE([.G7];[.G13])" office:value-type="float" office:value="145.26215" calcext:value-type="float">
            <text:p>145,26215</text:p>
          </table:table-cell>
          <table:table-cell table:formula="of:=0.5*SQRT([.H7]^2+[.H13]^2)" office:value-type="float" office:value="26.0485909239795" calcext:value-type="float">
            <text:p>26,0485909239795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4"/>
          <table:table-cell table:style-name="ce9" table:number-columns-repeated="3"/>
          <table:table-cell table:style-name="ce14" office:value-type="string" calcext:value-type="string">
            <text:p>PCH</text:p>
          </table:table-cell>
          <table:table-cell table:style-name="ce26" office:value-type="float" office:value="10.08546256" calcext:value-type="float">
            <text:p>10,1</text:p>
          </table:table-cell>
          <table:table-cell table:style-name="ce39" office:value-type="float" office:value="0.504273128" calcext:value-type="float">
            <text:p>0,5</text:p>
          </table:table-cell>
          <table:table-cell table:style-name="ce1"/>
          <table:table-cell table:formula="of:=AVERAGE([.G8];[.G14])" office:value-type="float" office:value="20.6886608" calcext:value-type="float">
            <text:p>20,6886608</text:p>
          </table:table-cell>
          <table:table-cell table:formula="of:=0.5*SQRT([.H8]^2+[.H14]^2)" office:value-type="float" office:value="2.36039463525994" calcext:value-type="float">
            <text:p>2,36039463525994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5" office:value-type="string" calcext:value-type="string">
            <text:p>TCE</text:p>
          </table:table-cell>
          <table:table-cell table:style-name="ce27" office:value-type="float" office:value="265.32031" calcext:value-type="float">
            <text:p>265,3</text:p>
          </table:table-cell>
          <table:table-cell table:style-name="ce39" office:value-type="float" office:value="26.532031" calcext:value-type="float">
            <text:p>26,5</text:p>
          </table:table-cell>
          <table:table-cell table:style-name="ce1"/>
          <table:table-cell table:formula="of:=AVERAGE([.G9];[.G15])" office:value-type="float" office:value="191.84127" calcext:value-type="float">
            <text:p>191,84127</text:p>
          </table:table-cell>
          <table:table-cell table:formula="of:=0.5*SQRT([.H9]^2+[.H15]^2)" office:value-type="float" office:value="14.526224938802" calcext:value-type="float">
            <text:p>14,52622493880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16" office:value-type="string" calcext:value-type="string">
            <text:p>PCE</text:p>
          </table:table-cell>
          <table:table-cell table:style-name="ce28" office:value-type="float" office:value="0" calcext:value-type="float">
            <text:p>0,0</text:p>
          </table:table-cell>
          <table:table-cell table:style-name="ce40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formula="of:=AVERAGE([.G10];[.G16])" office:value-type="float" office:value="0" calcext:value-type="float">
            <text:p>0</text:p>
          </table:table-cell>
          <table:table-cell table:formula="of:=0.5*SQRT([.H10]^2+[.H16]^2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Sklep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87711" calcext:value-type="float">
            <text:p>287711</text:p>
          </table:table-cell>
          <table:table-cell table:style-name="ce8" office:value-type="string" calcext:value-type="string">
            <text:p>2048/2019</text:p>
          </table:table-cell>
          <table:table-cell table:style-name="ce17" office:value-type="string" calcext:value-type="string">
            <text:p>MCH</text:p>
          </table:table-cell>
          <table:table-cell table:style-name="ce29" office:value-type="float" office:value="41.27989" calcext:value-type="float">
            <text:p>41,3</text:p>
          </table:table-cell>
          <table:table-cell table:style-name="ce38" office:value-type="float" office:value="3.7151901" calcext:value-type="float">
            <text:p>3,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MDC</text:p>
          </table:table-cell>
          <table:table-cell table:style-name="ce30" office:value-type="float" office:value="39.489555248" calcext:value-type="float">
            <text:p>39,5</text:p>
          </table:table-cell>
          <table:table-cell table:style-name="ce39" office:value-type="float" office:value="1.9744777624" calcext:value-type="float">
            <text:p>2,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9" office:value-type="string" calcext:value-type="string">
            <text:p>TMH</text:p>
          </table:table-cell>
          <table:table-cell table:style-name="ce31" office:value-type="float" office:value="243.60442" calcext:value-type="float">
            <text:p>243,6</text:p>
          </table:table-cell>
          <table:table-cell table:style-name="ce39" office:value-type="float" office:value="51.1569282" calcext:value-type="float">
            <text:p>51,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31.29185904" calcext:value-type="float">
            <text:p>31,3</text:p>
          </table:table-cell>
          <table:table-cell table:style-name="ce39" office:value-type="float" office:value="4.693778856" calcext:value-type="float">
            <text:p>4,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1" office:value-type="float" office:value="118.36223" calcext:value-type="float">
            <text:p>118,4</text:p>
          </table:table-cell>
          <table:table-cell table:style-name="ce39" office:value-type="float" office:value="11.836223" calcext:value-type="float">
            <text:p>11,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0" calcext:value-type="float">
            <text:p>0,0</text:p>
          </table:table-cell>
          <table:table-cell table:style-name="ce40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Přízemí (veranda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3" calcext:value-type="float">
            <text:p>287713</text:p>
          </table:table-cell>
          <table:table-cell table:style-name="ce8" office:value-type="string" calcext:value-type="string">
            <text:p>2049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338.49475" calcext:value-type="float">
            <text:p>338,5</text:p>
          </table:table-cell>
          <table:table-cell table:style-name="ce41" office:value-type="float" office:value="30.4645275" calcext:value-type="float">
            <text:p>30,5</text:p>
          </table:table-cell>
          <table:table-cell table:style-name="ce1"/>
          <table:table-cell table:formula="of:=AVERAGE([.G17];[.G22])" office:value-type="float" office:value="346.04447" calcext:value-type="float">
            <text:p>346,04447</text:p>
          </table:table-cell>
          <table:table-cell table:formula="of:=0.5*SQRT([.H17]^2+[.H22]^2)" office:value-type="float" office:value="22.0273757545723" calcext:value-type="float">
            <text:p>22,0273757545723</text:p>
          </table:table-cell>
          <table:table-cell office:value-type="string" calcext:value-type="string">
            <text:p>jen veranda</text:p>
          </table:table-cell>
          <table:table-cell table:number-columns-repeated="4"/>
          <table:table-cell table:formula="of:=(39+39+35.6+36)/1" office:value-type="float" office:value="149.6" calcext:value-type="float">
            <text:p>149,6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258.10913" calcext:value-type="float">
            <text:p>258,1</text:p>
          </table:table-cell>
          <table:table-cell table:style-name="ce42" office:value-type="float" office:value="12.9054565" calcext:value-type="float">
            <text:p>12,9</text:p>
          </table:table-cell>
          <table:table-cell table:style-name="ce1"/>
          <table:table-cell table:formula="of:=AVERAGE([.G18];[.G23])" office:value-type="float" office:value="263.45531" calcext:value-type="float">
            <text:p>263,45531</text:p>
          </table:table-cell>
          <table:table-cell table:formula="of:=0.5*SQRT([.H18]^2+[.H23]^2)" office:value-type="float" office:value="9.31646942300224" calcext:value-type="float">
            <text:p>9,31646942300224</text:p>
          </table:table-cell>
          <table:table-cell table:number-columns-repeated="2"/>
          <table:table-cell office:value-type="string" calcext:value-type="string">
            <text:p>ve verande chybi uvedene TMH, pravdepodobne jsou nulov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2.00194" calcext:value-type="float">
            <text:p>2,0</text:p>
          </table:table-cell>
          <table:table-cell table:style-name="ce42" office:value-type="float" office:value="0.100097" calcext:value-type="float">
            <text:p>0,1</text:p>
          </table:table-cell>
          <table:table-cell table:style-name="ce1"/>
          <table:table-cell table:formula="of:=AVERAGE([.G19];[.G24])" office:value-type="float" office:value="2.0352" calcext:value-type="float">
            <text:p>2,0352</text:p>
          </table:table-cell>
          <table:table-cell table:formula="of:=0.5*SQRT([.H19]^2+[.H24]^2)" office:value-type="float" office:value="0.0719647940627916" calcext:value-type="float">
            <text:p>0,07196479406279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14.15871" calcext:value-type="float">
            <text:p>14,2</text:p>
          </table:table-cell>
          <table:table-cell table:style-name="ce42" office:value-type="float" office:value="1.415871" calcext:value-type="float">
            <text:p>1,4</text:p>
          </table:table-cell>
          <table:table-cell table:style-name="ce1"/>
          <table:table-cell table:formula="of:=AVERAGE([.G20];[.G25])" office:value-type="float" office:value="14.30759" calcext:value-type="float">
            <text:p>14,30759</text:p>
          </table:table-cell>
          <table:table-cell table:formula="of:=0.5*SQRT([.H20]^2+[.H25]^2)" office:value-type="float" office:value="1.01175416199416" calcext:value-type="float">
            <text:p>1,0117541619941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formula="of:=AVERAGE([.G21];[.G26])" office:value-type="float" office:value="0" calcext:value-type="float">
            <text:p>0</text:p>
          </table:table-cell>
          <table:table-cell table:formula="of:=0.5*SQRT([.H21]^2+[.H26]^2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Přízemí (veranda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4" calcext:value-type="float">
            <text:p>287714</text:p>
          </table:table-cell>
          <table:table-cell table:style-name="ce8" office:value-type="string" calcext:value-type="string">
            <text:p>2050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353.59419" calcext:value-type="float">
            <text:p>353,6</text:p>
          </table:table-cell>
          <table:table-cell table:style-name="ce41" office:value-type="float" office:value="31.8234771" calcext:value-type="float">
            <text:p>31,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268.80149" calcext:value-type="float">
            <text:p>268,8</text:p>
          </table:table-cell>
          <table:table-cell table:style-name="ce42" office:value-type="float" office:value="13.4400745" calcext:value-type="float">
            <text:p>13,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2.06846" calcext:value-type="float">
            <text:p>2,1</text:p>
          </table:table-cell>
          <table:table-cell table:style-name="ce42" office:value-type="float" office:value="0.103423" calcext:value-type="float">
            <text:p>0,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14.45647" calcext:value-type="float">
            <text:p>14,5</text:p>
          </table:table-cell>
          <table:table-cell table:style-name="ce42" office:value-type="float" office:value="1.445647" calcext:value-type="float">
            <text:p>1,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Přízemí kuchyň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5" calcext:value-type="float">
            <text:p>287715</text:p>
          </table:table-cell>
          <table:table-cell table:style-name="ce8" office:value-type="string" calcext:value-type="string">
            <text:p>2055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160.05995" calcext:value-type="float">
            <text:p>160,1</text:p>
          </table:table-cell>
          <table:table-cell table:style-name="ce41" office:value-type="float" office:value="14.4053955" calcext:value-type="float">
            <text:p>14,4</text:p>
          </table:table-cell>
          <table:table-cell table:style-name="ce1"/>
          <table:table-cell table:formula="of:=AVERAGE([.G27];[.G33];[.G39];[.G45])" office:value-type="float" office:value="420.65303" calcext:value-type="float">
            <text:p>420,65303</text:p>
          </table:table-cell>
          <table:table-cell table:formula="of:=1/4*SQRT([.H27]^2+[.H33]^2+[.H39]^2+[.H45]^2)" office:value-type="float" office:value="22.2857507533358" calcext:value-type="float">
            <text:p>22,2857507533358</text:p>
          </table:table-cell>
          <table:table-cell office:value-type="string" calcext:value-type="string">
            <text:p>prumer zbytek prizemi (kuchyn+loznice)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127.99748" calcext:value-type="float">
            <text:p>128,0</text:p>
          </table:table-cell>
          <table:table-cell table:style-name="ce42" office:value-type="float" office:value="6.399874" calcext:value-type="float">
            <text:p>6,4</text:p>
          </table:table-cell>
          <table:table-cell table:style-name="ce1"/>
          <table:table-cell table:formula="of:=AVERAGE([.G28];[.G34];[.G40];[.G46])" office:value-type="float" office:value="325.63285" calcext:value-type="float">
            <text:p>325,63285</text:p>
          </table:table-cell>
          <table:table-cell table:formula="of:=1/4*SQRT([.H28]^2+[.H34]^2+[.H40]^2+[.H46]^2)" office:value-type="float" office:value="9.53281937960537" calcext:value-type="float">
            <text:p>9,53281937960537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39.26451" calcext:value-type="float">
            <text:p>39,3</text:p>
          </table:table-cell>
          <table:table-cell table:style-name="ce42" office:value-type="float" office:value="8.2455471" calcext:value-type="float">
            <text:p>8,2</text:p>
          </table:table-cell>
          <table:table-cell table:style-name="ce1"/>
          <table:table-cell table:formula="of:=AVERAGE([.G29];[.G35];[.G41];[.G47])" office:value-type="float" office:value="37.5194975" calcext:value-type="float">
            <text:p>37,5194975</text:p>
          </table:table-cell>
          <table:table-cell table:formula="of:=1/4*SQRT([.H29]^2+[.H35]^2+[.H41]^2+[.H47]^2)" office:value-type="float" office:value="3.94376574124621" calcext:value-type="float">
            <text:p>3,94376574124621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53.333" calcext:value-type="float">
            <text:p>53,3</text:p>
          </table:table-cell>
          <table:table-cell table:style-name="ce42" office:value-type="float" office:value="2.66665" calcext:value-type="float">
            <text:p>2,7</text:p>
          </table:table-cell>
          <table:table-cell table:style-name="ce1"/>
          <table:table-cell table:formula="of:=AVERAGE([.G30];[.G36];[.G42];[.G48])" office:value-type="float" office:value="39.3617325" calcext:value-type="float">
            <text:p>39,3617325</text:p>
          </table:table-cell>
          <table:table-cell table:formula="of:=1/4*SQRT([.H30]^2+[.H36]^2+[.H42]^2+[.H48]^2)" office:value-type="float" office:value="1.00836422092049" calcext:value-type="float">
            <text:p>1,0083642209204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46.91013" calcext:value-type="float">
            <text:p>46,9</text:p>
          </table:table-cell>
          <table:table-cell table:style-name="ce42" office:value-type="float" office:value="4.691013" calcext:value-type="float">
            <text:p>4,7</text:p>
          </table:table-cell>
          <table:table-cell table:style-name="ce1"/>
          <table:table-cell table:formula="of:=AVERAGE([.G31];[.G37];[.G43];[.G49])" office:value-type="float" office:value="41.20813" calcext:value-type="float">
            <text:p>41,20813</text:p>
          </table:table-cell>
          <table:table-cell table:formula="of:=1/4*SQRT([.H31]^2+[.H37]^2+[.H43]^2+[.H49]^2)" office:value-type="float" office:value="2.07193434052997" calcext:value-type="float">
            <text:p>2,07193434052997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11.89002" calcext:value-type="float">
            <text:p>11,9</text:p>
          </table:table-cell>
          <table:table-cell table:style-name="ce43" office:value-type="float" office:value="0.7134012" calcext:value-type="float">
            <text:p>0,7</text:p>
          </table:table-cell>
          <table:table-cell table:style-name="ce1" office:value-type="string" calcext:value-type="string">
            <text:p>done</text:p>
          </table:table-cell>
          <table:table-cell table:formula="of:=AVERAGE([.G32];[.G38];[.G44];[.G50])" office:value-type="float" office:value="3.9141" calcext:value-type="float">
            <text:p>3,9141</text:p>
          </table:table-cell>
          <table:table-cell table:formula="of:=1/4*SQRT([.H32]^2+[.H38]^2+[.H44]^2+[.H50]^2)" office:value-type="float" office:value="0.187084455871085" calcext:value-type="float">
            <text:p>0,18708445587108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Přízemí kuchyň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6" calcext:value-type="float">
            <text:p>287716</text:p>
          </table:table-cell>
          <table:table-cell table:style-name="ce8" office:value-type="string" calcext:value-type="string">
            <text:p>2056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158.80005" calcext:value-type="float">
            <text:p>158,8</text:p>
          </table:table-cell>
          <table:table-cell table:style-name="ce41" office:value-type="float" office:value="14.2920045" calcext:value-type="float">
            <text:p>14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126.4704" calcext:value-type="float">
            <text:p>126,5</text:p>
          </table:table-cell>
          <table:table-cell table:style-name="ce42" office:value-type="float" office:value="6.32352" calcext:value-type="float">
            <text:p>6,3</text:p>
          </table:table-cell>
          <table:table-cell table:style-name="ce1"/>
          <table:table-cell table:number-columns-repeated="2"/>
          <table:table-cell table:formula="of:=AVERAGE([.G17];[.G22];[.G27];[.G33];[.G39];[.G45])" office:value-type="float" office:value="395.78351" calcext:value-type="float">
            <text:p>395,78351</text:p>
          </table:table-cell>
          <table:table-cell table:formula="of:=1/6*SQRT([.H17]^2+[.H22]^2+[.H27]^2+[.H33]^2+[.H39]^2+[.H45]^2)" office:value-type="float" office:value="16.5724806337104" calcext:value-type="float">
            <text:p>16,5724806337104</text:p>
          </table:table-cell>
          <table:table-cell office:value-type="string" calcext:value-type="string">
            <text:p>prumer celeho prizemi (veranda+kuchyn+loznice)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39.23899" calcext:value-type="float">
            <text:p>39,2</text:p>
          </table:table-cell>
          <table:table-cell table:style-name="ce42" office:value-type="float" office:value="8.2401879" calcext:value-type="float">
            <text:p>8,2</text:p>
          </table:table-cell>
          <table:table-cell table:style-name="ce1"/>
          <table:table-cell table:number-columns-repeated="2"/>
          <table:table-cell table:formula="of:=AVERAGE([.G18];[.G23];[.G28];[.G34];[.G40];[.G46])" office:value-type="float" office:value="304.907003333333" calcext:value-type="float">
            <text:p>304,907003333333</text:p>
          </table:table-cell>
          <table:table-cell table:formula="of:=1/6*SQRT([.H18]^2+[.H23]^2+[.H28]^2+[.H34]^2+[.H40]^2+[.H46]^2)" office:value-type="float" office:value="7.0733866146788" calcext:value-type="float">
            <text:p>7,073386614678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40.46622" calcext:value-type="float">
            <text:p>40,5</text:p>
          </table:table-cell>
          <table:table-cell table:style-name="ce42" office:value-type="float" office:value="2.023311" calcext:value-type="float">
            <text:p>2,0</text:p>
          </table:table-cell>
          <table:table-cell table:style-name="ce1"/>
          <table:table-cell table:number-columns-repeated="2"/>
          <table:table-cell table:formula="of:=AVERAGE([.G29];[.G35];[.G41];[.G47])" office:value-type="float" office:value="37.5194975" calcext:value-type="float">
            <text:p>37,5194975</text:p>
          </table:table-cell>
          <table:table-cell table:formula="of:=1/4*SQRT([.H29]^2+[.H35]^2+[.H41]^2+[.H47]^2)" office:value-type="float" office:value="3.94376574124621" calcext:value-type="float">
            <text:p>3,9437657412462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43.95384" calcext:value-type="float">
            <text:p>44,0</text:p>
          </table:table-cell>
          <table:table-cell table:style-name="ce42" office:value-type="float" office:value="4.395384" calcext:value-type="float">
            <text:p>4,4</text:p>
          </table:table-cell>
          <table:table-cell table:style-name="ce1"/>
          <table:table-cell table:number-columns-repeated="2"/>
          <table:table-cell table:formula="of:=AVERAGE([.G19];[.G24];[.G30];[.G36];[.G42];[.G48])" office:value-type="float" office:value="26.919555" calcext:value-type="float">
            <text:p>26,919555</text:p>
          </table:table-cell>
          <table:table-cell table:formula="of:=1/6*SQRT([.H19]^2+[.H24]^2+[.H30]^2+[.H36]^2+[.H42]^2+[.H48]^2)" office:value-type="float" office:value="0.67267067555089" calcext:value-type="float">
            <text:p>0,6726706755508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3.76638" calcext:value-type="float">
            <text:p>3,8</text:p>
          </table:table-cell>
          <table:table-cell table:style-name="ce43" office:value-type="float" office:value="0.2259828" calcext:value-type="float">
            <text:p>0,2</text:p>
          </table:table-cell>
          <table:table-cell table:style-name="ce1" office:value-type="string" calcext:value-type="string">
            <text:p>done</text:p>
          </table:table-cell>
          <table:table-cell table:number-columns-repeated="2"/>
          <table:table-cell table:formula="of:=AVERAGE([.G20];[.G25];[.G31];[.G37];[.G43];[.G49])" office:value-type="float" office:value="32.2412833333333" calcext:value-type="float">
            <text:p>32,2412833333333</text:p>
          </table:table-cell>
          <table:table-cell table:formula="of:=1/6*SQRT([.H20]^2+[.H25]^2+[.H31]^2+[.H37]^2+[.H43]^2+[.H49]^2)" office:value-type="float" office:value="1.42186474314472" calcext:value-type="float">
            <text:p>1,4218647431447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Přízemí Ložnic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7" calcext:value-type="float">
            <text:p>287717</text:p>
          </table:table-cell>
          <table:table-cell table:style-name="ce8" office:value-type="string" calcext:value-type="string">
            <text:p>2057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694.11797" calcext:value-type="float">
            <text:p>694,1</text:p>
          </table:table-cell>
          <table:table-cell table:style-name="ce41" office:value-type="float" office:value="62.4706173" calcext:value-type="float">
            <text:p>62,5</text:p>
          </table:table-cell>
          <table:table-cell table:style-name="ce1"/>
          <table:table-cell table:number-columns-repeated="2"/>
          <table:table-cell table:formula="of:=AVERAGE([.G21];[.G26];[.G32];[.G38];[.G44];[.G50])" office:value-type="float" office:value="2.6094" calcext:value-type="float">
            <text:p>2,6094</text:p>
          </table:table-cell>
          <table:table-cell table:formula="of:=1/6*SQRT([.H21]^2+[.H26]^2+[.H32]^2+[.H38]^2+[.H44]^2+[.H50]^2)" office:value-type="float" office:value="0.124722970580723" calcext:value-type="float">
            <text:p>0,12472297058072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524.75361" calcext:value-type="float">
            <text:p>524,8</text:p>
          </table:table-cell>
          <table:table-cell table:style-name="ce42" office:value-type="float" office:value="26.2376805" calcext:value-type="float">
            <text:p>26,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35.96398" calcext:value-type="float">
            <text:p>36,0</text:p>
          </table:table-cell>
          <table:table-cell table:style-name="ce42" office:value-type="float" office:value="7.5524358" calcext:value-type="float">
            <text:p>7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32.01151" calcext:value-type="float">
            <text:p>32,0</text:p>
          </table:table-cell>
          <table:table-cell table:style-name="ce42" office:value-type="float" office:value="1.6005755" calcext:value-type="float">
            <text:p>1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37.47698" calcext:value-type="float">
            <text:p>37,5</text:p>
          </table:table-cell>
          <table:table-cell table:style-name="ce42" office:value-type="float" office:value="3.747698" calcext:value-type="float">
            <text:p>3,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Přízemí Ložnic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7718" calcext:value-type="float">
            <text:p>287718</text:p>
          </table:table-cell>
          <table:table-cell table:style-name="ce8" office:value-type="string" calcext:value-type="string">
            <text:p>2058/2019</text:p>
          </table:table-cell>
          <table:table-cell table:style-name="ce21" office:value-type="string" calcext:value-type="string">
            <text:p>MCH</text:p>
          </table:table-cell>
          <table:table-cell table:style-name="ce33" office:value-type="float" office:value="669.63415" calcext:value-type="float">
            <text:p>669,6</text:p>
          </table:table-cell>
          <table:table-cell table:style-name="ce41" office:value-type="float" office:value="60.2670735" calcext:value-type="float">
            <text:p>60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2" office:value-type="string" calcext:value-type="string">
            <text:p>MDC</text:p>
          </table:table-cell>
          <table:table-cell table:style-name="ce34" office:value-type="float" office:value="523.30991" calcext:value-type="float">
            <text:p>523,3</text:p>
          </table:table-cell>
          <table:table-cell table:style-name="ce42" office:value-type="float" office:value="26.1654955" calcext:value-type="float">
            <text:p>26,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35.61051" calcext:value-type="float">
            <text:p>35,6</text:p>
          </table:table-cell>
          <table:table-cell table:style-name="ce42" office:value-type="float" office:value="7.4782071" calcext:value-type="float">
            <text:p>7,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PCH</text:p>
          </table:table-cell>
          <table:table-cell table:style-name="ce30" office:value-type="float" office:value="31.6362" calcext:value-type="float">
            <text:p>31,6</text:p>
          </table:table-cell>
          <table:table-cell table:style-name="ce42" office:value-type="float" office:value="1.58181" calcext:value-type="float">
            <text:p>1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36.49157" calcext:value-type="float">
            <text:p>36,5</text:p>
          </table:table-cell>
          <table:table-cell table:style-name="ce42" office:value-type="float" office:value="3.649157" calcext:value-type="float">
            <text:p>3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0" office:value-type="string" calcext:value-type="string">
            <text:p>PCE</text:p>
          </table:table-cell>
          <table:table-cell table:style-name="ce32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1, poko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7719" calcext:value-type="float">
            <text:p>287719</text:p>
          </table:table-cell>
          <table:table-cell table:style-name="ce8" office:value-type="string" calcext:value-type="string">
            <text:p>2051/2019</text:p>
          </table:table-cell>
          <table:table-cell table:style-name="ce17" office:value-type="string" calcext:value-type="string">
            <text:p>MCH</text:p>
          </table:table-cell>
          <table:table-cell table:style-name="ce29" office:value-type="float" office:value="51.26514" calcext:value-type="float">
            <text:p>51,3</text:p>
          </table:table-cell>
          <table:table-cell table:style-name="ce41" office:value-type="float" office:value="4.6138626" calcext:value-type="float">
            <text:p>4,6</text:p>
          </table:table-cell>
          <table:table-cell table:style-name="ce1"/>
          <table:table-cell table:formula="of:=AVERAGE([.G51];[.G57];[.G63];[.G69])" office:value-type="float" office:value="50.84834" calcext:value-type="float">
            <text:p>50,84834</text:p>
          </table:table-cell>
          <table:table-cell table:formula="of:=1/4*SQRT([.H51]^2+[.H57]^2+[.H63]^2+[.H69]^2)" office:value-type="float" office:value="2.28823048686246" calcext:value-type="float">
            <text:p>2,28823048686246</text:p>
          </table:table-cell>
          <table:table-cell office:value-type="string" calcext:value-type="string">
            <text:p>prumer prvni patro (pokoj 1+pokoj 2)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MDC</text:p>
          </table:table-cell>
          <table:table-cell table:style-name="ce30" office:value-type="float" office:value="47.31431" calcext:value-type="float">
            <text:p>47,3</text:p>
          </table:table-cell>
          <table:table-cell table:style-name="ce42" office:value-type="float" office:value="2.3657155" calcext:value-type="float">
            <text:p>2,4</text:p>
          </table:table-cell>
          <table:table-cell table:style-name="ce1"/>
          <table:table-cell table:formula="of:=AVERAGE([.G52];[.G58];[.G64];[.G70])" office:value-type="float" office:value="47.24906842" calcext:value-type="float">
            <text:p>47,24906842</text:p>
          </table:table-cell>
          <table:table-cell table:formula="of:=1/4*SQRT([.H52]^2+[.H58]^2+[.H64]^2+[.H70]^2)" office:value-type="float" office:value="1.1826324361435" calcext:value-type="float">
            <text:p>1,182632436143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19.85397512" calcext:value-type="float">
            <text:p>19,9</text:p>
          </table:table-cell>
          <table:table-cell table:style-name="ce42" office:value-type="float" office:value="6.2540021628" calcext:value-type="float">
            <text:p>6,3</text:p>
          </table:table-cell>
          <table:table-cell table:style-name="ce1"/>
          <table:table-cell table:formula="of:=AVERAGE([.G53];[.G59];[.G65];[.G71])" office:value-type="float" office:value="20.1502948375" calcext:value-type="float">
            <text:p>20,1502948375</text:p>
          </table:table-cell>
          <table:table-cell table:formula="of:=1/4*SQRT([.H53]^2+[.H59]^2+[.H65]^2+[.H71]^2)" office:value-type="float" office:value="2.41619941588646" calcext:value-type="float">
            <text:p>2,4161994158864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3" office:value-type="string" calcext:value-type="string">
            <text:p>PCH</text:p>
          </table:table-cell>
          <table:table-cell table:style-name="ce35" office:value-type="float" office:value="180.47928" calcext:value-type="float">
            <text:p>180,5</text:p>
          </table:table-cell>
          <table:table-cell table:style-name="ce42" office:value-type="float" office:value="9.023964" calcext:value-type="float">
            <text:p>9,0</text:p>
          </table:table-cell>
          <table:table-cell table:style-name="ce1"/>
          <table:table-cell table:formula="of:=AVERAGE([.G54];[.G60];[.G66];[.G72])" office:value-type="float" office:value="182.15887" calcext:value-type="float">
            <text:p>182,15887</text:p>
          </table:table-cell>
          <table:table-cell table:formula="of:=1/4*SQRT([.H54]^2+[.H60]^2+[.H66]^2+[.H72]^2)" office:value-type="float" office:value="4.55468221676944" calcext:value-type="float">
            <text:p>4,55468221676944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24.45586" calcext:value-type="float">
            <text:p>24,5</text:p>
          </table:table-cell>
          <table:table-cell table:style-name="ce42" office:value-type="float" office:value="2.445586" calcext:value-type="float">
            <text:p>2,4</text:p>
          </table:table-cell>
          <table:table-cell table:style-name="ce1"/>
          <table:table-cell table:formula="of:=AVERAGE([.G55];[.G61];[.G67];[.G73])" office:value-type="float" office:value="24.9764225" calcext:value-type="float">
            <text:p>24,9764225</text:p>
          </table:table-cell>
          <table:table-cell table:formula="of:=1/4*SQRT([.H55]^2+[.H61]^2+[.H67]^2+[.H73]^2)" office:value-type="float" office:value="1.2496233714598" calcext:value-type="float">
            <text:p>1,2496233714598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4" office:value-type="string" calcext:value-type="string">
            <text:p>PCE</text:p>
          </table:table-cell>
          <table:table-cell table:style-name="ce36" office:value-type="float" office:value="137.78788" calcext:value-type="float">
            <text:p>137,8</text:p>
          </table:table-cell>
          <table:table-cell table:style-name="ce43" office:value-type="float" office:value="8.2672728" calcext:value-type="float">
            <text:p>8,3</text:p>
          </table:table-cell>
          <table:table-cell table:style-name="ce1" office:value-type="string" calcext:value-type="string">
            <text:p>done</text:p>
          </table:table-cell>
          <table:table-cell table:formula="of:=AVERAGE([.G56];[.G62];[.G68];[.G74])" office:value-type="float" office:value="136.8945025" calcext:value-type="float">
            <text:p>136,8945025</text:p>
          </table:table-cell>
          <table:table-cell table:formula="of:=1/4*SQRT([.H56]^2+[.H62]^2+[.H68]^2+[.H74]^2)" office:value-type="float" office:value="4.10968226702118" calcext:value-type="float">
            <text:p>4,10968226702118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1, poko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7720" calcext:value-type="float">
            <text:p>287720</text:p>
          </table:table-cell>
          <table:table-cell table:style-name="ce8" office:value-type="string" calcext:value-type="string">
            <text:p>2052/2019</text:p>
          </table:table-cell>
          <table:table-cell table:style-name="ce17" office:value-type="string" calcext:value-type="string">
            <text:p>MCH</text:p>
          </table:table-cell>
          <table:table-cell table:style-name="ce29" office:value-type="float" office:value="50.29602" calcext:value-type="float">
            <text:p>50,3</text:p>
          </table:table-cell>
          <table:table-cell table:style-name="ce41" office:value-type="float" office:value="4.5266418" calcext:value-type="float">
            <text:p>4,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MDC</text:p>
          </table:table-cell>
          <table:table-cell table:style-name="ce30" office:value-type="float" office:value="50.98852" calcext:value-type="float">
            <text:p>51,0</text:p>
          </table:table-cell>
          <table:table-cell table:style-name="ce42" office:value-type="float" office:value="2.549426" calcext:value-type="float">
            <text:p>2,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19.85963779" calcext:value-type="float">
            <text:p>19,9</text:p>
          </table:table-cell>
          <table:table-cell table:style-name="ce42" office:value-type="float" office:value="4.1705239359" calcext:value-type="float">
            <text:p>4,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3" office:value-type="string" calcext:value-type="string">
            <text:p>PCH</text:p>
          </table:table-cell>
          <table:table-cell table:style-name="ce35" office:value-type="float" office:value="187.53201" calcext:value-type="float">
            <text:p>187,5</text:p>
          </table:table-cell>
          <table:table-cell table:style-name="ce42" office:value-type="float" office:value="9.3766005" calcext:value-type="float">
            <text:p>9,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26.50586" calcext:value-type="float">
            <text:p>26,5</text:p>
          </table:table-cell>
          <table:table-cell table:style-name="ce42" office:value-type="float" office:value="2.650586" calcext:value-type="float">
            <text:p>2,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4" office:value-type="string" calcext:value-type="string">
            <text:p>PCE</text:p>
          </table:table-cell>
          <table:table-cell table:style-name="ce36" office:value-type="float" office:value="143.02582" calcext:value-type="float">
            <text:p>143,0</text:p>
          </table:table-cell>
          <table:table-cell table:style-name="ce43" office:value-type="float" office:value="8.5815492" calcext:value-type="float">
            <text:p>8,6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1, poko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7721" calcext:value-type="float">
            <text:p>287721</text:p>
          </table:table-cell>
          <table:table-cell table:style-name="ce8" office:value-type="string" calcext:value-type="string">
            <text:p>2053/2019</text:p>
          </table:table-cell>
          <table:table-cell table:style-name="ce17" office:value-type="string" calcext:value-type="string">
            <text:p>MCH</text:p>
          </table:table-cell>
          <table:table-cell table:style-name="ce29" office:value-type="float" office:value="50.98998" calcext:value-type="float">
            <text:p>51,0</text:p>
          </table:table-cell>
          <table:table-cell table:style-name="ce41" office:value-type="float" office:value="4.5890982" calcext:value-type="float">
            <text:p>4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MDC</text:p>
          </table:table-cell>
          <table:table-cell table:style-name="ce30" office:value-type="float" office:value="45.49024864" calcext:value-type="float">
            <text:p>45,5</text:p>
          </table:table-cell>
          <table:table-cell table:style-name="ce42" office:value-type="float" office:value="2.274512432" calcext:value-type="float">
            <text:p>2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21.11268512" calcext:value-type="float">
            <text:p>21,1</text:p>
          </table:table-cell>
          <table:table-cell table:style-name="ce42" office:value-type="float" office:value="4.4336638752" calcext:value-type="float">
            <text:p>4,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3" office:value-type="string" calcext:value-type="string">
            <text:p>PCH</text:p>
          </table:table-cell>
          <table:table-cell table:style-name="ce35" office:value-type="float" office:value="181.51711" calcext:value-type="float">
            <text:p>181,5</text:p>
          </table:table-cell>
          <table:table-cell table:style-name="ce42" office:value-type="float" office:value="9.0758555" calcext:value-type="float">
            <text:p>9,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24.68164" calcext:value-type="float">
            <text:p>24,7</text:p>
          </table:table-cell>
          <table:table-cell table:style-name="ce42" office:value-type="float" office:value="2.468164" calcext:value-type="float">
            <text:p>2,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4" office:value-type="string" calcext:value-type="string">
            <text:p>PCE</text:p>
          </table:table-cell>
          <table:table-cell table:style-name="ce36" office:value-type="float" office:value="137.90482" calcext:value-type="float">
            <text:p>137,9</text:p>
          </table:table-cell>
          <table:table-cell table:style-name="ce43" office:value-type="float" office:value="8.2742892" calcext:value-type="float">
            <text:p>8,3</text:p>
          </table:table-cell>
          <table:table-cell table:style-name="ce1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1, poko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7722" calcext:value-type="float">
            <text:p>287722</text:p>
          </table:table-cell>
          <table:table-cell table:style-name="ce8" office:value-type="string" calcext:value-type="string">
            <text:p>2054/2019</text:p>
          </table:table-cell>
          <table:table-cell table:style-name="ce17" office:value-type="string" calcext:value-type="string">
            <text:p>MCH</text:p>
          </table:table-cell>
          <table:table-cell table:style-name="ce29" office:value-type="float" office:value="50.84222" calcext:value-type="float">
            <text:p>50,8</text:p>
          </table:table-cell>
          <table:table-cell table:style-name="ce41" office:value-type="float" office:value="4.5757998" calcext:value-type="float">
            <text:p>4,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MDC</text:p>
          </table:table-cell>
          <table:table-cell table:style-name="ce30" office:value-type="float" office:value="45.20319504" calcext:value-type="float">
            <text:p>45,2</text:p>
          </table:table-cell>
          <table:table-cell table:style-name="ce42" office:value-type="float" office:value="2.260159752" calcext:value-type="float">
            <text:p>2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MH</text:p>
          </table:table-cell>
          <table:table-cell table:style-name="ce30" office:value-type="float" office:value="19.77488132" calcext:value-type="float">
            <text:p>19,8</text:p>
          </table:table-cell>
          <table:table-cell table:style-name="ce42" office:value-type="float" office:value="4.1527250772" calcext:value-type="float">
            <text:p>4,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23" office:value-type="string" calcext:value-type="string">
            <text:p>PCH</text:p>
          </table:table-cell>
          <table:table-cell table:style-name="ce35" office:value-type="float" office:value="179.10708" calcext:value-type="float">
            <text:p>179,1</text:p>
          </table:table-cell>
          <table:table-cell table:style-name="ce42" office:value-type="float" office:value="8.955354" calcext:value-type="float">
            <text:p>9,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table:number-columns-repeated="3"/>
          <table:table-cell table:style-name="ce18" office:value-type="string" calcext:value-type="string">
            <text:p>TCE</text:p>
          </table:table-cell>
          <table:table-cell table:style-name="ce30" office:value-type="float" office:value="24.26233" calcext:value-type="float">
            <text:p>24,3</text:p>
          </table:table-cell>
          <table:table-cell table:style-name="ce42" office:value-type="float" office:value="2.426233" calcext:value-type="float">
            <text:p>2,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 table:number-columns-repeated="3"/>
          <table:table-cell table:style-name="ce24" office:value-type="string" calcext:value-type="string">
            <text:p>PCE</text:p>
          </table:table-cell>
          <table:table-cell table:style-name="ce36" office:value-type="float" office:value="128.85949" calcext:value-type="float">
            <text:p>128,9</text:p>
          </table:table-cell>
          <table:table-cell table:style-name="ce43" office:value-type="float" office:value="7.7315694" calcext:value-type="float">
            <text:p>7,7</text:p>
          </table:table-cell>
          <table:table-cell table:style-name="ce1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MC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MD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TM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PCH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TC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PCE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2_20_2" style:display-name="Normální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ální_20_4" style:display-name="Normální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ysvětlující_20_text_20_2" style:display-name="Vysvětlující text 2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22:09:58.702676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Šárka Maříková</meta:initial-creator>
    <meta:creation-date>2019-07-29T08:55:46</meta:creation-date>
    <dc:date>2019-08-16T22:16:48.662090063</dc:date>
    <meta:generator>LibreOffice/6.1.6.3$Linux_X86_64 LibreOffice_project/10$Build-3</meta:generator>
    <meta:editing-duration>PT5H39M24S</meta:editing-duration>
    <meta:editing-cycles>9</meta:editing-cycles>
    <meta:document-statistic meta:table-count="2" meta:cell-count="356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